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d6953" officeooo:paragraph-rsid="001d6953" style:font-weight-asian="bold" style:font-weight-complex="bold"/>
    </style:style>
    <style:style style:name="P2" style:family="paragraph" style:parent-style-name="Standard">
      <style:paragraph-properties fo:line-height="115%" fo:text-align="justify" style:justify-single-word="false"/>
      <style:text-properties fo:font-weight="bold" officeooo:rsid="001d6953" officeooo:paragraph-rsid="001d6953" style:font-weight-asian="bold" style:font-weight-complex="bold"/>
    </style:style>
    <style:style style:name="P3" style:family="paragraph" style:parent-style-name="Standard">
      <style:paragraph-properties fo:line-height="115%" fo:text-align="justify" style:justify-single-word="false"/>
      <style:text-properties fo:font-weight="bold" officeooo:rsid="001df75c" officeooo:paragraph-rsid="001df75c" style:font-weight-asian="bold" style:font-weight-complex="bold"/>
    </style:style>
    <style:style style:name="P4" style:family="paragraph" style:parent-style-name="Standard">
      <style:paragraph-properties fo:line-height="115%" fo:text-align="justify" style:justify-single-word="false"/>
      <style:text-properties fo:font-weight="bold" officeooo:rsid="001e4e0a" officeooo:paragraph-rsid="001e4e0a" style:font-weight-asian="bold" style:font-weight-complex="bold"/>
    </style:style>
    <style:style style:name="P5" style:family="paragraph" style:parent-style-name="Standard">
      <style:paragraph-properties fo:line-height="115%" fo:text-align="justify" style:justify-single-word="false"/>
      <style:text-properties fo:font-weight="bold" officeooo:rsid="0020ebdb" officeooo:paragraph-rsid="0020ebdb" style:font-weight-asian="bold" style:font-weight-complex="bold"/>
    </style:style>
    <style:style style:name="P6" style:family="paragraph" style:parent-style-name="Standard">
      <style:paragraph-properties fo:line-height="115%" fo:text-align="justify" style:justify-single-word="false"/>
      <style:text-properties fo:font-weight="bold" officeooo:rsid="0020ebdb" officeooo:paragraph-rsid="002219a2" style:font-weight-asian="bold" style:font-weight-complex="bold"/>
    </style:style>
    <style:style style:name="P7" style:family="paragraph" style:parent-style-name="Standard">
      <style:paragraph-properties fo:line-height="115%" fo:text-align="justify" style:justify-single-word="false"/>
      <style:text-properties fo:font-weight="bold" officeooo:rsid="002477d6" officeooo:paragraph-rsid="002477d6" style:font-weight-asian="bold" style:font-weight-complex="bold"/>
    </style:style>
    <style:style style:name="P8" style:family="paragraph" style:parent-style-name="Standard">
      <style:paragraph-properties fo:line-height="115%" fo:text-align="justify" style:justify-single-word="false"/>
      <style:text-properties fo:font-weight="bold" officeooo:rsid="0029250b" officeooo:paragraph-rsid="0029250b" style:font-weight-asian="bold" style:font-weight-complex="bold"/>
    </style:style>
    <style:style style:name="P9" style:family="paragraph" style:parent-style-name="Standard">
      <style:paragraph-properties fo:line-height="115%" fo:text-align="justify" style:justify-single-word="false"/>
      <style:text-properties fo:font-weight="bold" officeooo:rsid="0029250b" officeooo:paragraph-rsid="002ac3f5" style:font-weight-asian="bold" style:font-weight-complex="bold"/>
    </style:style>
    <style:style style:name="P10" style:family="paragraph" style:parent-style-name="Standard">
      <style:paragraph-properties fo:line-height="115%" fo:text-align="justify" style:justify-single-word="false"/>
      <style:text-properties fo:font-weight="bold" officeooo:rsid="002ac3f5" officeooo:paragraph-rsid="002ac3f5" style:font-weight-asian="bold" style:font-weight-complex="bold"/>
    </style:style>
    <style:style style:name="P11" style:family="paragraph" style:parent-style-name="Standard">
      <style:paragraph-properties fo:line-height="115%" fo:text-align="justify" style:justify-single-word="false"/>
      <style:text-properties fo:font-weight="bold" officeooo:rsid="002ca9f2" officeooo:paragraph-rsid="002ca9f2" style:font-weight-asian="bold" style:font-weight-complex="bold"/>
    </style:style>
    <style:style style:name="P12" style:family="paragraph" style:parent-style-name="Standard">
      <style:paragraph-properties fo:line-height="115%" fo:text-align="justify" style:justify-single-word="false"/>
      <style:text-properties officeooo:paragraph-rsid="001e4e0a"/>
    </style:style>
    <style:style style:name="P13" style:family="paragraph" style:parent-style-name="Standard">
      <style:paragraph-properties fo:line-height="115%" fo:text-align="justify" style:justify-single-word="false"/>
      <style:text-properties officeooo:rsid="001e4e0a" officeooo:paragraph-rsid="001e4e0a"/>
    </style:style>
    <style:style style:name="P14" style:family="paragraph" style:parent-style-name="Standard">
      <style:paragraph-properties fo:line-height="115%" fo:text-align="justify" style:justify-single-word="false"/>
      <style:text-properties fo:font-weight="normal" officeooo:rsid="001d6953" officeooo:paragraph-rsid="001d6953" style:font-weight-asian="normal" style:font-weight-complex="normal"/>
    </style:style>
    <style:style style:name="P15" style:family="paragraph" style:parent-style-name="Standard">
      <style:paragraph-properties fo:line-height="115%" fo:text-align="justify" style:justify-single-word="false"/>
      <style:text-properties fo:font-weight="normal" officeooo:rsid="001df75c" officeooo:paragraph-rsid="001df75c" style:font-weight-asian="normal" style:font-weight-complex="normal"/>
    </style:style>
    <style:style style:name="P16" style:family="paragraph" style:parent-style-name="Standard">
      <style:paragraph-properties fo:line-height="115%" fo:text-align="justify" style:justify-single-word="false"/>
      <style:text-properties fo:font-weight="normal" officeooo:rsid="001e4e0a" officeooo:paragraph-rsid="001e4e0a" style:font-weight-asian="normal" style:font-weight-complex="normal"/>
    </style:style>
    <style:style style:name="P17" style:family="paragraph" style:parent-style-name="Standard">
      <style:paragraph-properties fo:line-height="115%" fo:text-align="justify" style:justify-single-word="false"/>
      <style:text-properties fo:font-weight="normal" officeooo:paragraph-rsid="001e4e0a" style:font-weight-asian="normal" style:font-weight-complex="normal"/>
    </style:style>
    <style:style style:name="P18" style:family="paragraph" style:parent-style-name="Standard">
      <style:paragraph-properties fo:line-height="115%" fo:text-align="justify" style:justify-single-word="false"/>
      <style:text-properties fo:font-weight="normal" officeooo:rsid="0020ebdb" officeooo:paragraph-rsid="0020ebdb" style:font-weight-asian="normal" style:font-weight-complex="normal"/>
    </style:style>
    <style:style style:name="P19" style:family="paragraph" style:parent-style-name="Standard">
      <style:paragraph-properties fo:line-height="115%" fo:text-align="justify" style:justify-single-word="false"/>
      <style:text-properties fo:font-weight="normal" officeooo:rsid="002219a2" officeooo:paragraph-rsid="0020ebdb" style:font-weight-asian="normal" style:font-weight-complex="normal"/>
    </style:style>
    <style:style style:name="P20" style:family="paragraph" style:parent-style-name="Standard">
      <style:paragraph-properties fo:line-height="115%" fo:text-align="justify" style:justify-single-word="false"/>
      <style:text-properties fo:font-weight="normal" officeooo:rsid="002477d6" officeooo:paragraph-rsid="002477d6" style:font-weight-asian="normal" style:font-weight-complex="normal"/>
    </style:style>
    <style:style style:name="P21" style:family="paragraph" style:parent-style-name="Standard">
      <style:paragraph-properties fo:line-height="115%" fo:text-align="justify" style:justify-single-word="false"/>
      <style:text-properties fo:font-style="normal" fo:font-weight="normal" officeooo:rsid="0025c03d" officeooo:paragraph-rsid="002477d6" style:font-style-asian="normal" style:font-weight-asian="normal" style:font-style-complex="normal" style:font-weight-complex="normal"/>
    </style:style>
    <style:style style:name="P22" style:family="paragraph" style:parent-style-name="Standard">
      <style:paragraph-properties fo:line-height="115%" fo:text-align="justify" style:justify-single-word="false"/>
      <style:text-properties fo:font-style="normal" fo:font-weight="normal" officeooo:rsid="00290954" officeooo:paragraph-rsid="002477d6" style:font-style-asian="normal" style:font-weight-asian="normal" style:font-style-complex="normal" style:font-weight-complex="normal"/>
    </style:style>
    <style:style style:name="P23" style:family="paragraph" style:parent-style-name="Standard">
      <style:paragraph-properties fo:line-height="115%" fo:text-align="justify" style:justify-single-word="false"/>
      <style:text-properties fo:font-style="normal" fo:font-weight="normal" officeooo:rsid="00290954" officeooo:paragraph-rsid="0029250b" style:font-style-asian="normal" style:font-weight-asian="normal" style:font-style-complex="normal" style:font-weight-complex="normal"/>
    </style:style>
    <style:style style:name="P24" style:family="paragraph" style:parent-style-name="Standard">
      <style:paragraph-properties fo:line-height="115%" fo:text-align="justify" style:justify-single-word="false"/>
      <style:text-properties fo:font-style="normal" fo:font-weight="normal" officeooo:rsid="0029250b" officeooo:paragraph-rsid="0029250b" style:font-style-asian="normal" style:font-weight-asian="normal" style:font-style-complex="normal" style:font-weight-complex="normal"/>
    </style:style>
    <style:style style:name="P25" style:family="paragraph" style:parent-style-name="Standard">
      <style:paragraph-properties fo:line-height="115%" fo:text-align="justify" style:justify-single-word="false"/>
      <style:text-properties fo:font-style="normal" fo:font-weight="normal" officeooo:rsid="002ac3f5" officeooo:paragraph-rsid="002ac3f5" style:font-style-asian="normal" style:font-weight-asian="normal" style:font-style-complex="normal" style:font-weight-complex="normal"/>
    </style:style>
    <style:style style:name="P26" style:family="paragraph" style:parent-style-name="Standard">
      <style:paragraph-properties fo:line-height="115%" fo:text-align="justify" style:justify-single-word="false"/>
      <style:text-properties fo:font-style="normal" fo:font-weight="normal" officeooo:rsid="002ac3f5" officeooo:paragraph-rsid="0029250b" style:font-style-asian="normal" style:font-weight-asian="normal" style:font-style-complex="normal" style:font-weight-complex="normal"/>
    </style:style>
    <style:style style:name="P27" style:family="paragraph" style:parent-style-name="Standard">
      <style:paragraph-properties fo:line-height="115%" fo:text-align="justify" style:justify-single-word="false"/>
      <style:text-properties fo:font-style="normal" fo:font-weight="normal" officeooo:rsid="002ca9f2" officeooo:paragraph-rsid="002ca9f2" style:font-style-asian="normal" style:font-weight-asian="normal" style:font-style-complex="normal" style:font-weight-complex="normal"/>
    </style:style>
    <style:style style:name="P28" style:family="paragraph" style:parent-style-name="Standard">
      <style:paragraph-properties fo:line-height="115%" fo:text-align="justify" style:justify-single-word="false"/>
      <style:text-properties fo:font-style="normal" fo:font-weight="normal" officeooo:rsid="002dde1c" officeooo:paragraph-rsid="002dde1c" style:font-style-asian="normal" style:font-weight-asian="normal" style:font-style-complex="normal" style:font-weight-complex="normal"/>
    </style:style>
    <style:style style:name="P29" style:family="paragraph" style:parent-style-name="Standard">
      <style:paragraph-properties fo:line-height="115%" fo:text-align="justify" style:justify-single-word="false"/>
      <style:text-properties fo:font-style="normal" fo:font-weight="normal" officeooo:rsid="002efc9d" officeooo:paragraph-rsid="002efc9d" style:font-style-asian="normal" style:font-weight-asian="normal" style:font-style-complex="normal" style:font-weight-complex="normal"/>
    </style:style>
    <style:style style:name="P30" style:family="paragraph" style:parent-style-name="Standard">
      <style:paragraph-properties fo:line-height="115%" fo:text-align="justify" style:justify-single-word="false"/>
      <style:text-properties fo:font-style="normal" fo:font-weight="normal" officeooo:rsid="0030c5ce" officeooo:paragraph-rsid="0030c5ce" style:font-style-asian="normal" style:font-weight-asian="normal" style:font-style-complex="normal" style:font-weight-complex="normal"/>
    </style:style>
    <style:style style:name="P31" style:family="paragraph" style:parent-style-name="Standard">
      <style:paragraph-properties fo:line-height="115%" fo:text-align="justify" style:justify-single-word="false"/>
      <style:text-properties fo:font-style="normal" fo:font-weight="normal" officeooo:rsid="00315ca0" officeooo:paragraph-rsid="00315ca0" style:font-style-asian="normal" style:font-weight-asian="normal" style:font-style-complex="normal" style:font-weight-complex="normal"/>
    </style:style>
    <style:style style:name="P32" style:family="paragraph" style:parent-style-name="Standard">
      <style:paragraph-properties fo:line-height="115%" fo:text-align="justify" style:justify-single-word="false"/>
      <style:text-properties fo:font-style="normal" fo:font-weight="normal" officeooo:rsid="0032fb7d" officeooo:paragraph-rsid="0032fb7d" style:font-style-asian="normal" style:font-weight-asian="normal" style:font-style-complex="normal" style:font-weight-complex="normal"/>
    </style:style>
    <style:style style:name="P33" style:family="paragraph" style:parent-style-name="Standard">
      <style:paragraph-properties fo:line-height="115%" fo:text-align="justify" style:justify-single-word="false"/>
      <style:text-properties fo:font-style="normal" fo:font-weight="normal" officeooo:rsid="00333ae8" officeooo:paragraph-rsid="0032fb7d" style:font-style-asian="normal" style:font-weight-asian="normal" style:font-style-complex="normal" style:font-weight-complex="normal"/>
    </style:style>
    <style:style style:name="P34" style:family="paragraph" style:parent-style-name="Standard">
      <style:paragraph-properties fo:line-height="115%" fo:text-align="justify" style:justify-single-word="false"/>
      <style:text-properties fo:font-style="normal" fo:font-weight="normal" officeooo:rsid="00333ae8" officeooo:paragraph-rsid="00333ae8" style:font-style-asian="normal" style:font-weight-asian="normal" style:font-style-complex="normal" style:font-weight-complex="normal"/>
    </style:style>
    <style:style style:name="P35" style:family="paragraph" style:parent-style-name="Standard">
      <style:paragraph-properties fo:line-height="115%" fo:text-align="justify" style:justify-single-word="false"/>
      <style:text-properties fo:font-style="normal" fo:font-weight="normal" officeooo:rsid="00353598" officeooo:paragraph-rsid="00353598" style:font-style-asian="normal" style:font-weight-asian="normal" style:font-style-complex="normal" style:font-weight-complex="normal"/>
    </style:style>
    <style:style style:name="P36" style:family="paragraph" style:parent-style-name="Standard">
      <style:paragraph-properties fo:line-height="115%" fo:text-align="justify" style:justify-single-word="false"/>
      <style:text-properties fo:font-style="normal" fo:font-weight="normal" officeooo:rsid="0036a7db" officeooo:paragraph-rsid="0036a7db" style:font-style-asian="normal" style:font-weight-asian="normal" style:font-style-complex="normal" style:font-weight-complex="normal"/>
    </style:style>
    <style:style style:name="P37" style:family="paragraph" style:parent-style-name="Standard">
      <style:paragraph-properties fo:line-height="115%" fo:text-align="justify" style:justify-single-word="false"/>
      <style:text-properties fo:font-style="normal" fo:font-weight="bold" officeooo:rsid="002dde1c" officeooo:paragraph-rsid="002dde1c" style:font-style-asian="normal" style:font-weight-asian="bold" style:font-style-complex="normal" style:font-weight-complex="bold"/>
    </style:style>
    <style:style style:name="P38" style:family="paragraph" style:parent-style-name="Standard">
      <style:paragraph-properties fo:line-height="115%" fo:text-align="justify" style:justify-single-word="false"/>
      <style:text-properties fo:font-style="normal" fo:font-weight="bold" officeooo:rsid="0030c5ce" officeooo:paragraph-rsid="0030c5ce" style:font-style-asian="normal" style:font-weight-asian="bold" style:font-style-complex="normal" style:font-weight-complex="bold"/>
    </style:style>
    <style:style style:name="P39" style:family="paragraph" style:parent-style-name="Standard">
      <style:paragraph-properties fo:line-height="115%" fo:text-align="justify" style:justify-single-word="false"/>
      <style:text-properties fo:font-style="normal" fo:font-weight="bold" officeooo:rsid="003b2c8b" officeooo:paragraph-rsid="003b2c8b" style:font-style-asian="normal" style:font-weight-asian="bold" style:font-style-complex="normal" style:font-weight-complex="bold"/>
    </style:style>
    <style:style style:name="P40" style:family="paragraph" style:parent-style-name="Standard">
      <style:paragraph-properties fo:line-height="115%" fo:text-align="justify" style:justify-single-word="false"/>
      <style:text-properties fo:font-style="normal" fo:font-weight="normal" officeooo:rsid="003b2c8b" officeooo:paragraph-rsid="003b2c8b" style:font-style-asian="normal" style:font-weight-asian="normal" style:font-style-complex="normal" style:font-weight-complex="normal"/>
    </style:style>
    <style:style style:name="P41" style:family="paragraph" style:parent-style-name="Standard">
      <style:paragraph-properties fo:line-height="115%" fo:text-align="justify" style:justify-single-word="false"/>
      <style:text-properties fo:font-style="normal" fo:font-weight="normal" officeooo:rsid="003ced2d" officeooo:paragraph-rsid="003ced2d" style:font-style-asian="normal" style:font-weight-asian="normal" style:font-style-complex="normal" style:font-weight-complex="normal"/>
    </style:style>
    <style:style style:name="P42" style:family="paragraph" style:parent-style-name="Standard">
      <style:paragraph-properties fo:line-height="115%" fo:text-align="justify" style:justify-single-word="false"/>
      <style:text-properties fo:font-style="normal" fo:font-weight="normal" officeooo:rsid="003e79ed" officeooo:paragraph-rsid="003e79ed" style:font-style-asian="normal" style:font-weight-asian="normal" style:font-style-complex="normal" style:font-weight-complex="normal"/>
    </style:style>
    <style:style style:name="P43" style:family="paragraph" style:parent-style-name="Standard">
      <style:paragraph-properties fo:line-height="115%" fo:text-align="justify" style:justify-single-word="false"/>
      <style:text-properties fo:font-style="normal" fo:font-weight="normal" officeooo:rsid="003f8b33" officeooo:paragraph-rsid="003f8b33"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e4e0a" style:font-weight-asian="normal" style:font-weight-complex="normal"/>
    </style:style>
    <style:style style:name="T3" style:family="text">
      <style:text-properties fo:font-weight="normal" officeooo:rsid="001f4c62" style:font-weight-asian="normal" style:font-weight-complex="normal"/>
    </style:style>
    <style:style style:name="T4" style:family="text">
      <style:text-properties fo:font-weight="normal" officeooo:rsid="002219a2" style:font-weight-asian="normal" style:font-weight-complex="normal"/>
    </style:style>
    <style:style style:name="T5" style:family="text">
      <style:text-properties fo:font-weight="normal" officeooo:rsid="0025c03d" style:font-weight-asian="normal" style:font-weight-complex="normal"/>
    </style:style>
    <style:style style:name="T6" style:family="text">
      <style:text-properties fo:font-weight="normal" officeooo:rsid="00272dbb" style:font-weight-asian="normal" style:font-weight-complex="normal"/>
    </style:style>
    <style:style style:name="T7" style:family="text">
      <style:text-properties fo:font-style="italic" fo:font-weight="normal" officeooo:rsid="0025c03d"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style="normal" officeooo:rsid="002ac3f5"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25c03d" style:font-style-asian="normal" style:font-weight-asian="normal" style:font-style-complex="normal" style:font-weight-complex="normal"/>
    </style:style>
    <style:style style:name="T12" style:family="text">
      <style:text-properties fo:font-style="normal" fo:font-weight="normal" officeooo:rsid="00290954" style:font-style-asian="normal" style:font-weight-asian="normal" style:font-style-complex="normal" style:font-weight-complex="normal"/>
    </style:style>
    <style:style style:name="T13" style:family="text">
      <style:text-properties fo:font-style="normal" fo:font-weight="normal" officeooo:rsid="002ac3f5" style:font-style-asian="normal" style:font-weight-asian="normal" style:font-style-complex="normal" style:font-weight-complex="normal"/>
    </style:style>
    <style:style style:name="T14" style:family="text">
      <style:text-properties fo:font-style="normal" fo:font-weight="normal" officeooo:rsid="002ca9f2" style:font-style-asian="normal" style:font-weight-asian="normal" style:font-style-complex="normal" style:font-weight-complex="normal"/>
    </style:style>
    <style:style style:name="T15" style:family="text">
      <style:text-properties officeooo:rsid="0036a7db"/>
    </style:style>
    <style:style style:name="T16" style:family="text">
      <style:text-properties officeooo:rsid="003b2c8b"/>
    </style:style>
    <style:style style:name="T17" style:family="text">
      <style:text-properties officeooo:rsid="003f8b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genharia de Software – Anotações</text:p>
      <text:p text:style-name="P1"/>
      <text:p text:style-name="P2"><text:span text:style-name="T1"><text:tab/></text:span>Processos da Engenharia de software:</text:p>
      <text:p text:style-name="P2"><text:span text:style-name="T1"/></text:p>
      <text:p text:style-name="P14">a) Especificação – o que o sistema deve fazer e suas restrições de desenvolvimento</text:p>
      <text:p text:style-name="P14"><text:tab/>Por exemplo leis, ou aspectos de segurança, ou algum tipo de infraestrutura de TI necessária;</text:p>
      <text:p text:style-name="P14">b) Desenvolvimento – produção do sistema de software;</text:p>
      <text:p text:style-name="P14">c) Validação – verificação de que o software é o que o cliente deseja;</text:p>
      <text:p text:style-name="P14">d) Evolução – mudança do software em resposta as demandas de mudança.</text:p>
      <text:p text:style-name="P2"><text:span text:style-name="T1"/></text:p>
      <text:p text:style-name="P14"><text:tab/>Tipos:</text:p>
      <text:p text:style-name="P2"><text:span text:style-name="T1"/></text:p>
      <text:p text:style-name="P14">MODELOS PRESCRITIVOS </text:p>
      <text:p text:style-name="P14"><text:tab/>Modelo que já possui uma estrutura e uma ordem formal de processo;</text:p>
      <text:p text:style-name="P14"><text:tab/>Modelo com previsibilidade;</text:p>
      <text:p text:style-name="P14"><text:tab/>Considera os meios tradicionais;</text:p>
      <text:p text:style-name="P14"><text:tab/>Ex: Cascata, Orientado a Re-uso.</text:p>
      <text:p text:style-name="P2"><text:span text:style-name="T1"/></text:p>
      <text:p text:style-name="P14">MODELO ADAPTATIVO</text:p>
      <text:p text:style-name="P14"><text:tab/>Não foca nos processos rígidos, mas são focados no produto, nas pessoas que o desenvolvem e são abertos a mudanças.</text:p>
      <text:p text:style-name="P14"><text:tab/>Tem foco no planejamento incremental e flexível;</text:p>
      <text:p text:style-name="P14"><text:tab/>Ex: Scrum, XP, Crystal, FDD e DSDM.</text:p>
      <text:p text:style-name="P2"><text:span text:style-name="T1"/></text:p>
      <text:p text:style-name="P15"><text:tab/>Modelos de Forma Específica:</text:p>
      <text:p text:style-name="P3"><text:span text:style-name="T1"/></text:p>
      <text:p text:style-name="P15"><text:tab/>Modelo Cascata (década de 70, não tinha linguagem orientada a objetos como java...):</text:p>
      <text:p text:style-name="P15"><text:tab/></text:p>
      <text:p text:style-name="P15">- Levantamento de requisitos (identifica necessidade dos clientes);</text:p>
      <text:p text:style-name="P15">- Desenvolvimento do projeto (a estrutura de banco de dados, algoritmos);</text:p>
      <text:p text:style-name="P3"><text:span text:style-name="T1">- Implementação do projeto (aqui está a parte prática de verdade, </text:span><text:span text:style-name="T2">como codar</text:span><text:span text:style-name="T1">);</text:span></text:p>
      <text:p text:style-name="P3"><text:span text:style-name="T1">- Testes para verificação da Implementação </text:span><text:span text:style-name="T2">(testes a serem desenvolvidos)</text:span><text:span text:style-name="T1">;</text:span></text:p>
      <text:p text:style-name="P3"><text:span text:style-name="T1">- Implantação e manutenção de software </text:span><text:span text:style-name="T2">(cuida dos processos finais de uso de manuais de instalação e evolução)</text:span><text:span text:style-name="T1">.</text:span></text:p>
      <text:p text:style-name="P4"><text:span text:style-name="T1"/></text:p>
      <text:p text:style-name="P16">- Vantagens; muito bem definido, e deixa claro os requisitos para se avançar as próximas etapas do projeto, o projeto se torna muito bem estruturado;</text:p>
      <text:p text:style-name="P16">- Desvantagens: Exige que todos os requisitos sejam definidos desde o início, particionamento inflexível, poucos sistemas de negócios tem requisitos estáveis, dificuldade de acomodação após o início do processo, só se visualiza defeitos após estar bem avançado, uma fase necessita estar completa antes de avançar a próxima.</text:p>
      <text:p text:style-name="P4"><text:span text:style-name="T1"/></text:p>
      <text:p text:style-name="P16"><text:tab/>Modelos Evolucionários:</text:p>
      <text:p text:style-name="P4"><text:span text:style-name="T1"/></text:p>
      <text:p text:style-name="P12"><text:soft-page-break/><text:span text:style-name="T2">- </text:span><text:span text:style-name="T1">Desenvolvimento de uma implementação inicial, expondo o resultado aos comentários do usuário e refinando esses comentários por meio de várias versões até que seja desenvolvido um sistema adequado; </text:span><text:span text:style-name="T2">Prototipação é um exemplo de modelo evolucionário;</text:span></text:p>
      <text:p text:style-name="P12"><text:span text:style-name="T2"/></text:p>
      <text:p text:style-name="P16"><text:tab/>Modelo de Prototipação;</text:p>
      <text:p text:style-name="P13"><text:span text:style-name="T1"/></text:p>
      <text:p text:style-name="P16">- Obter os requisitos;</text:p>
      <text:p text:style-name="P16">- Elaborar o projeto rápido;</text:p>
      <text:p text:style-name="P16">- Construir protótipo;</text:p>
      <text:p text:style-name="P12"><text:span text:style-name="T2">- </text:span><text:span text:style-name="T1">Avaliar o protótipo;</text:span></text:p>
      <text:p text:style-name="P17">- Refinar o protótipo.</text:p>
      <text:p text:style-name="P12"><text:span text:style-name="T1"/></text:p>
      <text:p text:style-name="P16">- Vantagens: possibilita que o desenvolvedor crie um modelo (protótipo) do software que deve ser construído, uso apropriado quando o cliente não definiu os requisitos detalhadamente.</text:p>
      <text:p text:style-name="P13"><text:span text:style-name="T1">- Desvantagens: </text:span><text:span text:style-name="T3">cliente não sabe que o software que ele vê não considerou a qualidade global e a manutenibilidade a longo prazo, desenvolvedor frequentemente faz uma implementação comprometida com o objetivo de rápida entrega de protótipo.</text:span></text:p>
      <text:p text:style-name="P13"><text:span text:style-name="T3"/></text:p>
      <text:p text:style-name="P18"><text:tab/>Iteração de Projeto:</text:p>
      <text:p text:style-name="P5"><text:span text:style-name="T1"/></text:p>
      <text:p text:style-name="P18"><text:tab/>Requisitos SEMPRE evoluem no curso de um projeto e, sendo assim, a iteração de processo, que é o retrabalho dos processos iniciais, é sempre parte do processo dos sistemas de grande porte;</text:p>
      <text:p text:style-name="P18"><text:tab/>A iteração pode ser aplicada a qualquer um dos modelos genéricos do processo.</text:p>
      <text:p text:style-name="P18"><text:tab/>Sendo assim temos os modelos que ainda são prescritivos, porém iterativos;</text:p>
      <text:p text:style-name="P5"><text:span text:style-name="T1"/></text:p>
      <text:p text:style-name="P18"><text:tab/>Modelo Incremental (bom uso dentro do e-commerce, pois vai se criando por partes):</text:p>
      <text:p text:style-name="P5"><text:span text:style-name="T1"/></text:p>
      <text:p text:style-name="P18">- A ideia é fazer os processos do Modelo Cascata quantas vezes forem necessárias;</text:p>
      <text:p text:style-name="P18">- É entregue ao cliente em incrementos;</text:p>
      <text:p text:style-name="P18">- Os requisitos são priorizados;</text:p>
      <text:p text:style-name="P18">- Uma vez que o desenvolvimento de um incremento é iniciado, os requisitos são congelados;</text:p>
      <text:p text:style-name="P5"><text:span text:style-name="T1"/></text:p>
      <text:p text:style-name="P18">- Vantagens: podem ser entregues regularmente ao cliente, os incrementos iniciais dão uma ideia do produto final, risco menor de falha do projeto final, os serviços de alta prioridade vão ser entregues primeiro - pois durante sua incrementação – vai se aprimorando o projeto.</text:p>
      <text:p text:style-name="P5"><text:span text:style-name="T1"/></text:p>
      <text:p text:style-name="P18"><text:tab/>Modelo Espiral:</text:p>
      <text:p text:style-name="P5"><text:span text:style-name="T1"/></text:p>
      <text:p text:style-name="P18">- Engloba as melhores características do M. Cascata (em termo de fases) e Prototipação (entregas sem ter uma qualidade de um modelo final);</text:p>
      <text:p text:style-name="P18">- Os riscos são avaliados desde o início (podem ser novas tecnologias, necessidade de integração para outros serviços, acesso a um volume de dados mais complexo);</text:p>
      <text:p text:style-name="P5"><text:span text:style-name="T1"/></text:p>
      <text:p text:style-name="P18"><text:tab/></text:p>
      <text:p text:style-name="P5"><text:span text:style-name="T1"/></text:p>
      <text:p text:style-name="P5"><text:span text:style-name="T1"/></text:p>
      <text:p text:style-name="P6"><text:soft-page-break/><text:span text:style-name="T1"><text:tab/></text:span><text:span text:style-name="T4">Rational Inified Process (RUP – muito usado nos anos 90 e anos 2000):</text:span></text:p>
      <text:p text:style-name="P5"><text:span text:style-name="T4"/></text:p>
      <text:p text:style-name="P5"><text:span text:style-name="T1">- </text:span><text:span text:style-name="T4">Um framework genérico;</text:span></text:p>
      <text:p text:style-name="P19">- Uma abordagem proposta para a construção, implantação e manutenção de software;</text:p>
      <text:p text:style-name="P19">- Um processo iterativo para desenvolvimento de software visando a construção de sistemas orientados a objetos;</text:p>
      <text:p text:style-name="P19">- Possui dois eixos: horizontal representa a que passo está o projeto (Iniciação, Elaboração, Correção, Transição), vertical representa as disciplinas que agrupam logicamente as atividades (Modelagem, Requisitos, Implementação, Design, etc.).</text:p>
      <text:p text:style-name="P5"><text:span text:style-name="T4"/></text:p>
      <text:p text:style-name="P20"><text:tab/>Modelos Baseados em Componentes:</text:p>
      <text:p text:style-name="P7"><text:span text:style-name="T1"/></text:p>
      <text:p text:style-name="P20"><text:tab/>O que são componentes? Quaisquer elementos de hardware e software que possui papel específico no contexto onde ele é utilizado.</text:p>
      <text:p text:style-name="P20"><text:tab/>Um componente pode ser retirado reutilizado em outras circunstâncias (exemplo do carrinho de compras, que pode ser usado em diferentes ambientes de e-commerce e aplicado da mesma maneira).</text:p>
      <text:p text:style-name="P7"><text:span text:style-name="T1"/></text:p>
      <text:p text:style-name="P7"><text:span text:style-name="T1"><text:tab/>Processos de Desenvolvimentos Baseado em Componentes </text:span><text:span text:style-name="T6">(Re-uso)</text:span><text:span text:style-name="T1">:</text:span></text:p>
      <text:p text:style-name="P7"><text:span text:style-name="T1"/></text:p>
      <text:p text:style-name="P7"><text:span text:style-name="T1"><text:tab/>- Criar sistemas de software que envolvam a composição de componentes. Partimos do pressuposto que poderíamos estar adaptando, adicionando, removendo e substituindo partes do sistema sem que seja necessário a sua completa substituição. </text:span><text:span text:style-name="T5">Ex: as funções de um editor de slides; ou o PIX que foi adicionado dentro dos aplicativos de instituições financeiras.</text:span></text:p>
      <text:p text:style-name="P7"><text:span text:style-name="T5"><text:tab/>- Baseado no re-uso sistemático onde sistemas são integrados a partir de componentes existentes ou de Sistemas COTS (</text:span><text:span text:style-name="T7">Commercial-of-the-shelf</text:span><text:span text:style-name="T11">, componentes de prateleiras);</text:span></text:p>
      <text:p text:style-name="P21">- Estágios do Processo: Especificação de requisitos; Análise de componentes; Modificação de requisitos; Projeto de sistema com re-uso; Desenvolvimento e integração;</text:p>
      <text:p text:style-name="P7"><text:span text:style-name="T11"/></text:p>
      <text:p text:style-name="P7"><text:span text:style-name="T11"><text:tab/></text:span><text:span text:style-name="T12">Processo de Desenvolvimento Orientado a Serviços:</text:span></text:p>
      <text:p text:style-name="P7"><text:span text:style-name="T12"/></text:p>
      <text:p text:style-name="P22">- Serviço: funcionalidade a ser oferecida por um sistema, a qual pode ser reutilizada;</text:p>
      <text:p text:style-name="P22">- Objetivo: desenvolver software como composição de serviços e promover o re-uso dos mesmos.</text:p>
      <text:p text:style-name="P23"><text:tab/></text:p>
      <text:p text:style-name="P8"><text:span text:style-name="T12"><text:tab/></text:span><text:span text:style-name="T10">Tipos de Serviços:</text:span></text:p>
      <text:p text:style-name="P24"><text:tab/></text:p>
      <text:p text:style-name="P24">a) Serviços de Utilidades: funcionalidades gerais que podem ser utilizadas por diferentes sistemas. Ex: Funcionalidade de Backup, Configuração de telas;</text:p>
      <text:p text:style-name="P8"><text:span text:style-name="T10"/></text:p>
      <text:p text:style-name="P24">b) Serviços de Negócios: funcionalidades que sejam regra do negócio. Ex: carrinho de compras em loja virtual; aplicações em letras de câmbio dentro de negócios de sistema bancário; histórico de aluno em um sistema estudantil; etc.</text:p>
      <text:p text:style-name="P8"><text:span text:style-name="T10"/></text:p>
      <text:p text:style-name="P24">c) Serviços de Coordenação: funcionalidade de viabilização da comunicação entre negócios. Ex: integração de um serviço de hospital com entidade de convênio dos pacientes; integração de sistemas de cartões de crédito em lojas virtuais.</text:p>
      <text:p text:style-name="P8"><text:soft-page-break/><text:span text:style-name="T10"><text:tab/>Complementos X Serviços</text:span></text:p>
      <text:p text:style-name="P8"><text:span text:style-name="T10"/></text:p>
      <text:p text:style-name="P24">Componentes são uma ótima forma de implementar serviços.</text:p>
      <text:p text:style-name="P8"><text:span text:style-name="T10"/></text:p>
      <text:p text:style-name="P24">Serviço: ChatBot – componentes: Comunicação, Perguntas e Respostas, User Interface, etc…</text:p>
      <text:p text:style-name="P8"><text:span text:style-name="T10"/></text:p>
      <text:p text:style-name="P24">Serviço: App e-commerce – componentes: Carrinho de Compras, Pagamentos de Cartão, Pagamentos PIX, Lista de Produtos, Design da Aplicação, etc…</text:p>
      <text:p text:style-name="P8"><text:span text:style-name="T10"/></text:p>
      <text:p text:style-name="P9"><text:span text:style-name="T13"><text:tab/></text:span><text:span text:style-name="T9">Processo Genérico de Desenvolvimento de Software:</text:span><text:span text:style-name="T10"><text:tab/></text:span></text:p>
      <text:p text:style-name="P9"><text:span text:style-name="T10"/></text:p>
      <text:p text:style-name="P25"><text:tab/>Especificação de Software</text:p>
      <text:p text:style-name="P8"><text:span text:style-name="T13"/></text:p>
      <text:p text:style-name="P26">- Estudo de Viabilidade: avaliar se a minha equipe é capaz de trabalhar alguma solicitação dentro das capacidades técnicas disponíveis. Gera um relatório de Viabilidade.</text:p>
      <text:p text:style-name="P26">- Elicitação e Análise de Requisitos;</text:p>
      <text:p text:style-name="P26">- Especificação de Requisitos;</text:p>
      <text:p text:style-name="P26">- Validação de Requisitos.</text:p>
      <text:p text:style-name="P8"><text:span text:style-name="T13"/></text:p>
      <text:p text:style-name="P25"><text:tab/>Projeto e Implementação de Software</text:p>
      <text:p text:style-name="P10"><text:span text:style-name="T10"/></text:p>
      <text:p text:style-name="P25">- É o processo de conversão da especificação de sistema em um sistema executável;</text:p>
      <text:p text:style-name="P25">- Projeto de software: projetar uma estrutura que atenda a especificação;</text:p>
      <text:p text:style-name="P25">- Implementação; Transformar essa estrutura em um programa;</text:p>
      <text:p text:style-name="P25">- As atividades de projeto e implementação são fortemente relacionadas e podem ser intercaladas;</text:p>
      <text:p text:style-name="P10"><text:span text:style-name="T10"/></text:p>
      <text:p text:style-name="P10"><text:span text:style-name="T10"><text:tab/></text:span><text:span text:style-name="T14">Programação e Debugging</text:span></text:p>
      <text:p text:style-name="P10"><text:span text:style-name="T14"/></text:p>
      <text:p text:style-name="P27">- É o processo de transformação de um projeto em um programa de remoção de defeitos desse programa;</text:p>
      <text:p text:style-name="P27">- Programação é um processo pessoal, não há processo genérico de programação;</text:p>
      <text:p text:style-name="P27">- Programadores realizam alguns testes para descobrir defeitos no programa e removem esses defeitos no processo de debugging (depuração).</text:p>
      <text:p text:style-name="P11"><text:span text:style-name="T10"/></text:p>
      <text:p text:style-name="P27"><text:tab/>Validação de Software</text:p>
      <text:p text:style-name="P11"><text:span text:style-name="T10"/></text:p>
      <text:p text:style-name="P27">- Verificação e validação tem a intenção de mostrar que um sistema está em conformidade com a sua especificação;</text:p>
      <text:p text:style-name="P27">- Envolve processos de verificação e revisão, além de testes de sistema.</text:p>
      <text:p text:style-name="P11"><text:span text:style-name="T10"/></text:p>
      <text:p text:style-name="P27"><text:tab/>Teste de Software</text:p>
      <text:p text:style-name="P11"><text:span text:style-name="T10"/></text:p>
      <text:p text:style-name="P27">- Teste de Componente (componentes são testados individualmente; Componentes podem ser grupos ou funções dessas entidades);</text:p>
      <text:p text:style-name="P27">- Teste de Sistema (teste do sistema como um todo. O teste das propriedades emergentes é particularmente importante);</text:p>
      <text:p text:style-name="P11"><text:soft-page-break/><text:span text:style-name="T10">- Teste de Aceitação (teste com dados do cliente para verificar se o sistema atende às suas necessidades).</text:span></text:p>
      <text:p text:style-name="P11"><text:span text:style-name="T10"/></text:p>
      <text:p text:style-name="P27"><text:tab/>Evolução de Software</text:p>
      <text:p text:style-name="P11"><text:span text:style-name="T10"/></text:p>
      <text:p text:style-name="P27">- O software é inerentemente flexível e pode mudar;</text:p>
      <text:p text:style-name="P27">- Como os requisitos mudam durante as mudanças de circunstâncias de negócio, o software deve acompanhar esse processo.</text:p>
      <text:p text:style-name="P27"/>
      <text:p text:style-name="P37">Modelos de Processos de Desenvolvimento de Software</text:p>
      <text:p text:style-name="P37"/>
      <text:p text:style-name="P28"><text:tab/>Podem ser classificados em 3 tipos:</text:p>
      <text:p text:style-name="P28"/>
      <text:p text:style-name="P28">- Processos Dirigidos a Planos</text:p>
      <text:p text:style-name="P28">- Processos Ágeis</text:p>
      <text:p text:style-name="P28">- Processos Híbridos</text:p>
      <text:p text:style-name="P28"/>
      <text:p text:style-name="P28">1. Processos Dirigidos a Planos (Preditivos):</text:p>
      <text:p text:style-name="P28"/>
      <text:p text:style-name="P28"><text:tab/>São aqueles em que todas as atividades são planejadas; </text:p>
      <text:p text:style-name="P28"><text:tab/>O progresso é avaliado por comparação com o planejamento inicial;</text:p>
      <text:p text:style-name="P28"><text:tab/>Em princípio, você deve planejar e programar todas as atividades do processo antes de começar a trabalhar neles;</text:p>
      <text:p text:style-name="P28"><text:tab/>Ex: modelo em cascata, ES orientada a reúso.</text:p>
      <text:p text:style-name="P28"/>
      <text:p text:style-name="P28">2. Processos Ágeis:</text:p>
      <text:p text:style-name="P28"/>
      <text:p text:style-name="P28"><text:tab/>São aqueles onde o planejamento é gradativo;</text:p>
      <text:p text:style-name="P28"><text:tab/>É mais fácil alterar o processo de maneira a refletir as necessidades de mudança dos clientes;</text:p>
      <text:p text:style-name="P28"><text:tab/>É um modelo Iterativo e incremental de entregas;</text:p>
      <text:p text:style-name="P28"><text:tab/>Ex: Modelo de Desenvolvimento Incremental, Scrum, XP, Lean.</text:p>
      <text:p text:style-name="P28"/>
      <text:p text:style-name="P29">3. Processo Híbrido:</text:p>
      <text:p text:style-name="P29"/>
      <text:p text:style-name="P29">Segundo Sommerville:</text:p>
      <text:p text:style-name="P29"><text:tab/>Um processo híbrido reúne elementos de todos os modelos de processos genéricos (Cascata, Desenvolvimento Incremental e ES orientada a reúso);</text:p>
      <text:p text:style-name="P29"><text:tab/>Ilustra boas práticas na especificação e no projeto;</text:p>
      <text:p text:style-name="P29"><text:tab/>Apoia a prototipação e a entrega incremental.</text:p>
      <text:p text:style-name="P30"/>
      <text:p text:style-name="P38">Modelos de Metodologias Ágeis:</text:p>
      <text:p text:style-name="P28"/>
      <text:p text:style-name="P30"><text:tab/>Scrum</text:p>
      <text:p text:style-name="P30"/>
      <text:p text:style-name="P30"><text:tab/>É um <text:span text:style-name="T8">framework</text:span> leve que ajuda pessoas, times e organizações a gerar valor por meio de soluções adaptativas para problemas complexos.</text:p>
      <text:p text:style-name="P30"><text:soft-page-break/><text:tab/>Não é um processo, técnica ou método definitivo; É um <text:span text:style-name="T8">framework</text:span> dentro do qual você pode empregar vários processos ou técnicas; Deixa claro a eficácia relativa dessas praticas de modo que possa sempre estar melhorando e adaptando o ambiente de trabalho: Consiste em times associados em papéis, eventos, artefatos e regras.</text:p>
      <text:p text:style-name="P30"><text:tab/>Demostra efetividade na transferência de conhecimento, empregando uma abordagem iterativa incremental; Funciona melhor com pequenos times;</text:p>
      <text:p text:style-name="P30"><text:tab/>Valores: Compromisso, Foco, Abertura, Respeito &amp; Coragem.</text:p>
      <text:p text:style-name="P30"/>
      <text:p text:style-name="P31">Artefatos do Scrum:</text:p>
      <text:p text:style-name="P31"/>
      <text:p text:style-name="P31">- Backlog do Produto</text:p>
      <text:p text:style-name="P31">- Backlog da Sprint</text:p>
      <text:p text:style-name="P31">- Incremento</text:p>
      <text:p text:style-name="P31"/>
      <text:p text:style-name="P31">1. Backlog do Produto: é um alista priorizada e ordenada sobre o produto; O PO é responsável por tal, incluindo conteúdo, disponibilidade e ordenação;</text:p>
      <text:p text:style-name="P31"/>
      <text:p text:style-name="P32">2. Backlog da Sprint: é um conjunto de itens do Backlog do Produto selecionado para a Spint, com o plano para entregá-lo; É a previsão do Time de Desenvolvimento sobre qual funcionalidade estará no próximo incremento e sobre o trabalho necessário para entregar essa funcionalidade.</text:p>
      <text:p text:style-name="P32"/>
      <text:p text:style-name="P32">3. Incremento: é a soma de todos os itens do Bakclog do Produto completados durante a Sprint e o valor dos incrementos de todas as Sprints anteriores; Ao final da Sprint um novo incremento deve estar “pronto”, o que significa que deve estar na condição de ser utilizado e atender a definição de de “pronto” do time de Scrum; É a parte principal inspecionável de um trabalha pronto que suporta empirismo no final da Sprint.</text:p>
      <text:p text:style-name="P33"/>
      <text:p text:style-name="P34"><text:tab/>KanBan:</text:p>
      <text:p text:style-name="P34"/>
      <text:p text:style-name="P35">É um termo japonês que significa sinalização que propões o uso de cartões (post-its) para indicar e acompanhar o andamento da produção dentro de uma indústria.</text:p>
      <text:p text:style-name="P35">É um sistema ágil e visual para controle e gestão de tarefas. Esse sistema visual busca gerenciar o trabalho conforme ele se move pelo processo.</text:p>
      <text:p text:style-name="P35">O KanBan é um método originado dentro do sistema Toyota.</text:p>
      <text:p text:style-name="P35">A abordagem representa um sistema puxado, que significa que a produção é baseada na demanda do mercado.</text:p>
      <text:p text:style-name="P35">Seu sistema único de produção criou a base da produção Lean; seu propósito central é minimizar as atividades, sem sacrificar a produtividade; O objetivo principal é criar mais valor para o cliente, sem gerar mais custos – Modelo enxuto.</text:p>
      <text:p text:style-name="P35"/>
      <text:p text:style-name="P35">Princípios do KanBan:</text:p>
      <text:p text:style-name="P35"/>
      <text:p text:style-name="P35">1. Comece pelo que você já faz agora:</text:p>
      <text:p text:style-name="P35">Não é um framework, mas tem muita flexibilidade, fazendo com que processos funcionem sem para o que está funcionando com sucesso. É fácil de ser implementado em qualquer tipo de negócio.</text:p>
      <text:p text:style-name="P35"/>
      <text:p text:style-name="P35"><text:soft-page-break/>2. Busque por mudança evolutivas e incrementais:</text:p>
      <text:p text:style-name="P35">O objetivo do KanBan é a otimização e a estabilização dos processos existentes por meio de mudanças que gerem o mínimo de resistências possíveis. </text:p>
      <text:p text:style-name="P35"/>
      <text:p text:style-name="P35">3. Respeite a estrutura atual: papéis, responsabilidades e cargos:</text:p>
      <text:p text:style-name="P35">O KanBan reconehce que processos, funções, responsabilidades e títulos existentes possuem valor e, geralmente, valem a pena ser preservados. É designado a promover e encorajar mudanças lógicas e incrementais, sem iniciar o medo de mudança.</text:p>
      <text:p text:style-name="P35"/>
      <text:p text:style-name="P35">4. <text:span text:style-name="T15">Incentive atos de liderança em todos os níveis organizacionais:</text:span></text:p>
      <text:p text:style-name="P36">Mostra que as melhores lideranças vêm das ações de funcionários que estão na linha de frente de seus times, então devemos incentivar a liderança. Adotar uma cultura de melhoria constante (Kaizen, do japonês, que significa “mudança para melhor”<text:span text:style-name="T16">)</text:span>.</text:p>
      <text:p text:style-name="P36"/>
      <text:p text:style-name="P36">Práticas do Kanban:</text:p>
      <text:p text:style-name="P36"/>
      <text:p text:style-name="P36">1. Visualize o fluxo do trabalho;</text:p>
      <text:p text:style-name="P36">2. Limitar o trabalho em andamento;</text:p>
      <text:p text:style-name="P36">3. Fazer o gerenciamento do fluxo;</text:p>
      <text:p text:style-name="P36">4. Tornar as políticas explícitas;</text:p>
      <text:p text:style-name="P36">5. Implementar feedbacks contínuos;</text:p>
      <text:p text:style-name="P36">6. Melhorar a colaboração e evoluir experimentalmente.</text:p>
      <text:p text:style-name="P36"/>
      <text:p text:style-name="P39">Engenharia de Requisitos:</text:p>
      <text:p text:style-name="P39"/>
      <text:p text:style-name="P40"><text:tab/>A real arte de descobrir requisitos é descobrir o problema real. O foco deve estar na compreensão dos problemas do negócio e prover solução para tais problemas.</text:p>
      <text:p text:style-name="P40"/>
      <text:p text:style-name="P40">Negócios: refere-se a pessoas que interagem para executar um conjunto de atividades de entrega de valor para os clientes e gerar retorno as partes interessadas.</text:p>
      <text:p text:style-name="P40"/>
      <text:p text:style-name="P40">Há várias classificações possíveis de requisitos.</text:p>
      <text:p text:style-name="P40">Uma classificação é: </text:p>
      <text:p text:style-name="P40">- Requisitos de usuário;</text:p>
      <text:p text:style-name="P40">- Requisitos de sistema;</text:p>
      <text:p text:style-name="P40"/>
      <text:p text:style-name="P40">Outra classificação é:</text:p>
      <text:p text:style-name="P40">- Requisitos funcionais;</text:p>
      <text:p text:style-name="P40">- Requisitos não funcionais;</text:p>
      <text:p text:style-name="P40">- Requisitos de Domínio (Regras de Negócio).</text:p>
      <text:p text:style-name="P40"/>
      <text:p text:style-name="P41">Requisitos de Usuário X Requisitos de Sistemas:</text:p>
      <text:p text:style-name="P41"/>
      <text:p text:style-name="P41">Requisitos de Usuários:</text:p>
      <text:p text:style-name="P41">Declaração abstrata em alto nível de um serviço que o sistema deve oferecer ou uma restrição a um sistema. Nível de definição abrangente.</text:p>
      <text:p text:style-name="P41"><text:soft-page-break/>Requisitos de Sistema:</text:p>
      <text:p text:style-name="P41">Definição detalhada e formal de uma função de um sistema.</text:p>
      <text:p text:style-name="P41">Nível de definição detalhado.</text:p>
      <text:p text:style-name="P41"/>
      <text:p text:style-name="P42">Processos da Engenharia de Requisitos:</text:p>
      <text:p text:style-name="P42"/>
      <text:p text:style-name="P42">Elicitação:</text:p>
      <text:p text:style-name="P42">a) Descoberta – <text:span text:style-name="T17">identificação de requisitos</text:span></text:p>
      <text:p text:style-name="P42">b) Classificação e organização – organização de requisitos</text:p>
      <text:p text:style-name="P42">c) Priorização e negociação – resolução de conflitos</text:p>
      <text:p text:style-name="P42"/>
      <text:p text:style-name="P42">Especificação:</text:p>
      <text:p text:style-name="P42">Usualmente gera um ‘Documento de Requisitos’, as vezes chamado de ‘Especificação de Requisitos de Software’ ou SRS (<text:span text:style-name="T8">Software Requirement Specification)</text:span></text:p>
      <text:p text:style-name="P42"><text:span text:style-name="T8"/></text:p>
      <text:p text:style-name="P43">Validação:</text:p>
      <text:p text:style-name="P43">Prototipação, geração de casos de teste, revisões, checklists, etc…</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4T18:52:08.424000000</meta:creation-date>
    <dc:date>2025-03-15T18:44:18.634000000</dc:date>
    <meta:editing-duration>PT2H8M35S</meta:editing-duration>
    <meta:editing-cycles>12</meta:editing-cycles>
    <meta:generator>LibreOffice/24.2.5.2$Windows_X86_64 LibreOffice_project/bffef4ea93e59bebbeaf7f431bb02b1a39ee8a59</meta:generator>
    <meta:document-statistic meta:table-count="0" meta:image-count="0" meta:object-count="0" meta:page-count="8" meta:paragraph-count="182" meta:word-count="2205" meta:character-count="14523" meta:non-whitespace-character-count="12418"/>
  </office:meta>
</office:document-meta>
</file>